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language="it" fo:country="IT"/>
    </style:style>
    <style:style style:name="P2" style:parent-style-name="Normal" style:family="paragraph">
      <style:text-properties fo:language="it" fo:country="IT"/>
    </style:style>
    <style:style style:name="P3" style:parent-style-name="Normal" style:family="paragraph">
      <style:text-properties fo:language="it" fo:country="IT"/>
    </style:style>
    <style:style style:name="P4" style:parent-style-name="Normal" style:family="paragraph">
      <style:text-properties fo:language="it" fo:country="IT"/>
    </style:style>
    <style:style style:name="P5" style:parent-style-name="Normal" style:family="paragraph">
      <style:text-properties fo:language="it" fo:country="IT"/>
    </style:style>
    <style:style style:name="P6" style:parent-style-name="Normal" style:family="paragraph">
      <style:text-properties fo:language="it" fo:country="IT"/>
    </style:style>
    <style:style style:name="P7" style:parent-style-name="Normal" style:family="paragraph">
      <style:text-properties fo:language="it" fo:country="IT"/>
    </style:style>
  </office:automatic-styles>
  <office:body>
    <office:text text:use-soft-page-breaks="true">
      <text:p text:style-name="P1">C’è una volta gli procionni vivo in a cita chi si chiama racoon land e una magnifca cita. Ma umano apparano. Distruggo la cita delle procionni, umano rubano technologia delle procionni e costruitano grattacieli dopo governo diverso<text:s/>andano a racoon land e bombardare la cità.</text:p>
      <text:p text:style-name="P2">Il mondo è distrutto, ma uno procionno svegliati e divendo il eroe chi troverà il sentiero per ritorna alla sua casa, puoi viaggio nel tempo per passare tuti ostacoli. Traverso gli mondi per trovare gli framenti di memmoria. Per libera il potere nel la sua cita.</text:p>
      <text:p text:style-name="P3"/>
      <text:p text:style-name="P4">Tortuto:<text:s/></text:p>
      <text:p text:style-name="P5">!! Ciao !! mi chiama Tortuto! Stai una vittima degli essere umani prima della destruzzione delle mondo! Come io!! He he !! Vi posso aiutare per controlarti. E facile: puoi salto con la barra spaziatrice e anda a destra con la fiecca destra e per sinistra con la fiecca sinistra. Poi anche usare Q per sinistra è D per destra. Per passare da un mondo all'altro utilisare J or E. buon viaggo!!</text:p>
      <text:p text:style-name="P6"/>
      <text:p text:style-name="P7"/>
      <text:p text:style-name="Normal">Il était une fois, des ratons-laveurs qui vivent dans un lieu appelé racoon land c’est un magnifique lieu féerique. Mais les humains apparaissent. Et détruise la ville des ratons laveurs ; Ils ont volée les technologies des ratons laveurs et de construit de monstrueux gratte-ciels par la suite un autre gouvernement vint à racoon land et bombarde et bombarde la ville.</text:p>
      <text:p text:style-name="Normal">Le monde est détruit, un raton laveur se réveilla par la suite et il deviendra le héros qui trouvera un chemin pour rentrer à la maison, il peut voyager dans le temps pour vaincre tous les obstacles qui se dresserais sur sa route. Il traverse les mondes pour trouver des fragments de souvenirs. Où le pouvoir s’éveille dans sa propre ville.</text:p>
      <text:p text:style-name="Normal"/>
      <text:p text:style-name="Normal">Tortuto :</text:p>
      <text:p text:style-name="Normal">!! Salut !! Appelle moi Tortuto ! Tu es une victime des humains avant la destruction du monde ! Comme moi !! he-he !! Je peux t’aider à te contrôler si tu le souhaite. C’est simple : pour<text:s/>sauter<text:s/>appuie sur la barre espace pour aller à droite appuie sur la flèche droite c’est pareil pour la gauche mais sur celle de gauche !! Tu peux si tu préfères utiliser la touche Q pour la gauche et la touche D pour la droite. Et pour voyager dans le temps appuie sur J ou sur E. Et un bon jeu et voyage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LENDI Lucas Pierre Joseph</meta:initial-creator>
    <dc:creator>MOLENDI Lucas Pierre Joseph</dc:creator>
    <meta:creation-date>2024-04-03T08:45:00Z</meta:creation-date>
    <dc:date>2024-04-05T12:09:00Z</dc:date>
    <meta:template xlink:href="Normal" xlink:type="simple"/>
    <meta:editing-cycles>4</meta:editing-cycles>
    <meta:editing-duration>PT5580S</meta:editing-duration>
    <meta:document-statistic meta:page-count="1" meta:paragraph-count="4" meta:word-count="332" meta:character-count="2157" meta:row-count="15" meta:non-whitespace-character-count="1829"/>
  </office:meta>
</office:document-meta>
</file>